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3.055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14.863cm" fo:min-width="1.027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561cm" fo:min-width="0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74cm" fo:min-width="0cm"/>
    </style:style>
    <style:style style:name="gr5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307cm" fo:min-width="0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171cm" fo:min-width="0cm"/>
    </style:style>
    <style:style style:name="gr8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655cm" fo:min-width="0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951cm" fo:min-width="0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18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beration Sans1" fo:font-size="12pt" style:font-size-asian="12pt" style:font-size-complex="12pt"/>
    </style:style>
    <style:style style:name="P3" style:family="paragraph">
      <loext:graphic-properties draw:fill="none"/>
      <style:paragraph-properties fo:text-align="center"/>
      <style:text-properties style:font-name="Liberation Sans1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  <style:paragraph-properties fo:text-align="center"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6" style:family="paragraph">
      <loext:graphic-properties draw:fill="none" draw:fill-color="#ffffff"/>
      <style:paragraph-properties fo:text-align="center"/>
      <style:text-properties style:font-name="Liberation Sans1"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fo:text-align="center" style:text-autospace="none"/>
      <style:text-properties fo:color="#0000ff"/>
    </style:style>
    <style:style style:name="T1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Liberation Sans1"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fo:color="#ff0000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lucidatypewriter" style:font-size-asian="10pt" style:font-style-asian="normal" style:font-weight-asian="bold" style:font-name-complex="lucidatypewriter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28b22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lucidatypewriter" style:font-size-asian="10pt" style:font-style-asian="normal" style:font-weight-asian="normal" style:font-name-complex="lucidatypewriter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lucidatypewriter" style:font-size-asian="10pt" style:font-style-asian="normal" style:font-weight-asian="normal" style:font-name-complex="lucidatypewriter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ff0000"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Liberation Sans1" fo:font-size="10pt" style:font-size-asian="10pt" style:font-size-complex="10pt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font-name="lucidatypewriter" fo:font-size="10pt" fo:font-style="normal" fo:text-shadow="none" style:text-underline-style="none" fo:font-weight="normal" style:letter-kerning="true" style:font-name-asian="lucidatypewriter" style:font-size-asian="10pt" style:font-style-asian="normal" style:font-weight-asian="normal" style:font-name-complex="lucidatypewriter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55cm" svg:height="1.778cm" svg:x="1.913cm" svg:y="1.238cm">
          <text:p text:style-name="P1"><text:span text:style-name="T1">GPU</text:span></text:p>
          <text:p text:style-name="P1"><text:span text:style-name="T2">Main function</text:span></text:p>
          <text:p text:style-name="P1"><text:span text:style-name="T3">+engines//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27cm" svg:height="15.113cm" draw:transform="rotate (1.5707963267949) translate (1.656cm 5.048cm)">
          <text:p/>
          <draw:enhanced-geometry svg:viewBox="0 0 21600 21600" draw:type="rectangle" draw:enhanced-path="M 0 0 L 21600 0 21600 21600 0 21600 0 0 Z N"/>
        </draw:custom-shape>
        <draw:frame draw:style-name="gr3" draw:text-style-name="P5" xml:id="id2" draw:id="id2" draw:layer="layout" svg:width="6.35cm" svg:height="1.811cm" svg:x="5.721cm" svg:y="3.666cm">
          <draw:text-box>
            <text:p text:style-name="P1"><text:span text:style-name="T4">initialize.load_fro</text:span><text:span text:style-name="T4">m_p</text:span></text:p>
            <text:p text:style-name="P4"><text:span text:style-name="T5">l</text:span><text:span text:style-name="T6">oad parameters </text:span><text:span text:style-name="T6">from the p-structure</text:span></text:p>
            <text:p text:style-name="P4"><text:span text:style-name="T6">Preprocess object </text:span><text:span text:style-name="T6">and probe</text:span></text:p>
            <text:p text:style-name="P1"><text:span text:style-name="T7">+engines/+GPU/</text:span><text:span text:style-name="T7">+initialize/</text:span></text:p>
          </draw:text-box>
        </draw:frame>
        <draw:frame draw:style-name="gr4" draw:text-style-name="P6" xml:id="id1" draw:id="id1" draw:layer="layout" svg:width="4.825cm" svg:height="1.524cm" svg:x="6.484cm" svg:y="1.38cm">
          <draw:text-box>
            <text:p text:style-name="P1"><text:span text:style-name="T4">initialize.</text:span><text:span text:style-name="T8">get_default</text:span></text:p>
            <text:p text:style-name="P1"><text:span text:style-name="T9">Load default parameters</text:span></text:p>
            <text:p text:style-name="P1"><text:span text:style-name="T7">+engines/+GPU/+initialize/</text:span></text:p>
          </draw:text-box>
        </draw:frame>
        <draw:connector draw:style-name="gr5" draw:text-style-name="P3" draw:layer="layout" draw:type="line" svg:x1="8.896cm" svg:y1="2.904cm" svg:x2="8.896cm" svg:y2="3.666cm" draw:start-shape="id1" draw:start-glue-point="2" draw:end-shape="id2" svg:d="M8896 2904v762" svg:viewBox="0 0 1 763">
          <text:p/>
        </draw:connector>
        <draw:frame draw:style-name="gr6" draw:text-style-name="P5" xml:id="id3" draw:id="id3" draw:layer="layout" svg:width="4.826cm" svg:height="1.557cm" svg:x="6.483cm" svg:y="6.318cm">
          <draw:text-box>
            <text:p text:style-name="P1"><text:span text:style-name="T4">GPU_wrapper.initialize</text:span></text:p>
            <text:p text:style-name="P4"><text:span text:style-name="T6">wrap the GPU functions </text:span></text:p>
            <text:p text:style-name="P1"><text:span text:style-name="T7">+engines/+GPU_wrapper//</text:span></text:p>
          </draw:text-box>
        </draw:frame>
        <draw:frame draw:style-name="gr7" draw:text-style-name="P5" xml:id="id4" draw:id="id4" draw:layer="layout" svg:width="7.493cm" svg:height="1.421cm" svg:x="5.213cm" svg:y="8.961cm">
          <draw:text-box>
            <text:p text:style-name="P1"><text:span text:style-name="T4">initialize.rescale_inputs</text:span></text:p>
            <text:p text:style-name="P4"><text:span text:style-name="T6">rescale data/object/probe for pyramid recon</text:span></text:p>
            <text:p text:style-name="P1"><text:span text:style-name="T7">+engines/+GPU/+initialize/</text:span></text:p>
          </draw:text-box>
        </draw:frame>
        <draw:connector draw:style-name="gr5" draw:text-style-name="P7" draw:layer="layout" draw:type="line" svg:x1="8.896cm" svg:y1="5.477cm" svg:x2="8.896cm" svg:y2="6.318cm" draw:start-shape="id2" draw:start-glue-point="2" draw:end-shape="id3" svg:d="M8896 5477v841" svg:viewBox="0 0 1 842">
          <text:p/>
        </draw:connector>
        <draw:connector draw:style-name="gr8" draw:text-style-name="P9" draw:layer="layout" draw:type="line" svg:x1="8.896cm" svg:y1="7.875cm" svg:x2="8.959cm" svg:y2="8.961cm" draw:start-shape="id3" draw:start-glue-point="2" draw:end-shape="id4" svg:d="M8896 7875l63 1086" svg:viewBox="0 0 64 1087">
          <text:p text:style-name="P8"><text:span text:style-name="T10">check_option(p, ‘asize_presolve’)</text:span></text:p>
        </draw:connector>
        <draw:frame draw:style-name="gr3" draw:text-style-name="P6" draw:layer="layout" svg:width="4.571cm" svg:height="1.811cm" svg:x="1.277cm" svg:y="6.699cm">
          <draw:text-box>
            <text:p text:style-name="P1"><text:span text:style-name="T8">check_option</text:span></text:p>
            <text:p text:style-name="P1"><text:span text:style-name="T9">Check if a field exists in a param structure</text:span></text:p>
            <text:p text:style-name="P1"><text:span text:style-name="T7">ptycho//utils/</text:span></text:p>
          </draw:text-box>
        </draw:frame>
        <draw:frame draw:style-name="gr9" draw:text-style-name="P5" xml:id="id5" draw:id="id5" draw:layer="layout" svg:width="8.001cm" svg:height="1.905cm" svg:x="4.959cm" svg:y="11.652cm">
          <draw:text-box>
            <text:p text:style-name="P1"><text:span text:style-name="T4">shared.flip_mirror_scan</text:span></text:p>
            <text:p text:style-name="P4"><text:span text:style-name="T6">join two scans obtained at 0 and 180 degrees to get a better estiamte of geometry errors </text:span></text:p>
            <text:p text:style-name="P1"><text:span text:style-name="T7">+engines/+GPU/+shared/</text:span></text:p>
          </draw:text-box>
        </draw:frame>
        <draw:connector draw:style-name="gr8" draw:text-style-name="P9" draw:layer="layout" draw:type="line" svg:x1="8.959cm" svg:y1="10.382cm" svg:x2="8.959cm" svg:y2="11.652cm" draw:start-shape="id4" draw:start-glue-point="2" draw:end-shape="id5" svg:d="M8959 10382v1270" svg:viewBox="0 0 1 1271">
          <text:p text:style-name="P8"><text:span text:style-name="T10">param.mirror_objects</text:span></text:p>
        </draw:connector>
        <draw:frame draw:style-name="gr10" draw:text-style-name="P5" xml:id="id6" draw:id="id6" draw:layer="layout" svg:width="8.763cm" svg:height="2.201cm" svg:x="4.578cm" svg:y="14.573cm">
          <draw:text-box>
            <text:p text:style-name="P1"><text:span text:style-name="T4">shared.align_objects</text:span></text:p>
            <text:p text:style-name="P4"><text:span text:style-name="T6">align all provided object arrays and apply the same shift on the corresponding probe so that the scans can be used for shared object reconstructions </text:span></text:p>
            <text:p text:style-name="P1"><text:span text:style-name="T7">+engines/+GPU/+shared/</text:span></text:p>
          </draw:text-box>
        </draw:frame>
        <draw:connector draw:style-name="gr8" draw:text-style-name="P9" draw:layer="layout" draw:type="line" svg:x1="8.959cm" svg:y1="13.557cm" svg:x2="8.959cm" svg:y2="14.573cm" draw:start-shape="id5" draw:start-glue-point="2" draw:end-shape="id6" draw:end-glue-point="0" svg:d="M8959 13557v1016" svg:viewBox="0 0 1 1017">
          <text:p text:style-name="P8"><text:span text:style-name="T10">param.align_shared_objects &amp;&amp; param.share_object</text:span></text:p>
        </draw:connector>
        <draw:frame draw:style-name="gr11" draw:text-style-name="P5" xml:id="id7" draw:id="id7" draw:layer="layout" svg:width="4.699cm" svg:height="1.439cm" svg:x="6.61cm" svg:y="17.325cm">
          <draw:text-box>
            <text:p text:style-name="P4"><text:span text:style-name="T4">initialize.check_inputs</text:span></text:p>
            <text:p text:style-name="P4"><text:span text:style-name="T6">final check of recon inputs</text:span></text:p>
            <text:p text:style-name="P1"><text:span text:style-name="T7">+engines/+GPU/+initialize/</text:span></text:p>
          </draw:text-box>
        </draw:frame>
        <draw:connector draw:style-name="gr5" draw:text-style-name="P7" draw:layer="layout" draw:type="line" svg:x1="8.959cm" svg:y1="16.774cm" svg:x2="8.959cm" svg:y2="17.325cm" draw:start-shape="id6" draw:start-glue-point="2" draw:end-shape="id7" svg:d="M8959 16774v551" svg:viewBox="0 0 1 552">
          <text:p/>
        </draw:connector>
        <draw:frame draw:style-name="gr3" draw:text-style-name="P5" xml:id="id8" draw:id="id8" draw:layer="layout" svg:width="6.985cm" svg:height="1.811cm" svg:x="5.467cm" svg:y="19.366cm">
          <draw:text-box>
            <text:p text:style-name="P4"><text:span text:style-name="T4">initialize.init_solver</text:span></text:p>
            <text:p text:style-name="P4"><text:span text:style-name="T6">initialize ptycho reconstruction, generate cache values, fftshift data, etc </text:span></text:p>
            <text:p text:style-name="P1"><text:span text:style-name="T7">+engines/+GPU/+initialize/</text:span></text:p>
          </draw:text-box>
        </draw:frame>
        <draw:connector draw:style-name="gr5" draw:text-style-name="P7" draw:layer="layout" draw:type="line" svg:x1="8.959cm" svg:y1="18.764cm" svg:x2="8.959cm" svg:y2="19.366cm" draw:start-shape="id7" draw:start-glue-point="2" draw:end-shape="id8" draw:end-glue-point="0" svg:d="M8959 18764v602" svg:viewBox="0 0 1 603">
          <text:p/>
        </draw:connector>
        <draw:frame draw:style-name="gr4" draw:text-style-name="P5" xml:id="id9" draw:id="id9" draw:layer="layout" svg:width="5.715cm" svg:height="1.524cm" svg:x="6.102cm" svg:y="21.812cm">
          <draw:text-box>
            <text:p text:style-name="P4"><text:span text:style-name="T4">check_available_memory</text:span></text:p>
            <text:p text:style-name="P4"><text:span text:style-name="T6">get availible free memory in linux</text:span></text:p>
            <text:p text:style-name="P1"><text:span text:style-name="T7">+utils/</text:span></text:p>
          </draw:text-box>
        </draw:frame>
        <draw:connector draw:style-name="gr5" draw:text-style-name="P7" draw:layer="layout" draw:type="line" svg:x1="8.959cm" svg:y1="21.177cm" svg:x2="8.959cm" svg:y2="21.812cm" draw:start-shape="id8" draw:start-glue-point="2" draw:end-shape="id9" draw:end-glue-point="0" svg:d="M8959 21177v635" svg:viewBox="0 0 1 6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3T15:58:45.781253113</meta:creation-date>
    <dc:date>2020-06-01T00:35:07.801278889</dc:date>
    <meta:editing-duration>PT13M54S</meta:editing-duration>
    <meta:editing-cycles>6</meta:editing-cycles>
    <meta:generator>LibreOffice/5.3.6.1$Linux_X86_64 LibreOffice_project/30$Build-1</meta:generator>
    <meta:document-statistic meta:object-count="20"/>
  </office:meta>
</office:document-meta>
</file>